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oem">
      <style:paragraph-properties fo:margin-top="0.423cm" fo:margin-bottom="0.423cm" loext:contextual-spacing="true"/>
    </style:style>
    <style:style style:name="P2" style:family="paragraph" style:parent-style-name="asterisk-break">
      <style:paragraph-properties fo:margin-top="0.423cm" fo:margin-bottom="0.423cm" loext:contextual-spacing="false"/>
      <style:text-properties fo:language="en" fo:country="AU" style:language-asian="en" style:country-asian="AU"/>
    </style:style>
    <style:style style:name="P3" style:family="paragraph" style:parent-style-name="part" style:master-page-name="Standard">
      <style:paragraph-properties style:page-number="auto"/>
    </style:style>
    <style:style style:name="P4" style:family="paragraph" style:parent-style-name="section">
      <style:text-properties fo:language="en" fo:country="AU" style:language-asian="en" style:country-asian="AU"/>
    </style:style>
    <style:style style:name="P5" style:family="paragraph" style:parent-style-name="block">
      <style:paragraph-properties fo:margin-top="0.423cm" fo:margin-bottom="0.423cm" loext:contextual-spacing="true"/>
    </style:style>
    <style:style style:name="P6" style:family="paragraph" style:parent-style-name="image-ref">
      <style:paragraph-properties fo:margin-top="0.423cm" fo:margin-bottom="0.423cm" loext:contextual-spacing="true"/>
    </style:style>
    <style:style style:name="P7" style:family="paragraph" style:parent-style-name="list">
      <style:paragraph-properties fo:margin-top="0.423cm" fo:margin-bottom="0.423cm" loext:contextual-spacing="false"/>
    </style:style>
    <style:style style:name="P8" style:family="paragraph" style:parent-style-name="subsection">
      <style:text-properties fo:language="en" fo:country="AU" style:language-asian="en" style:country-asian="AU"/>
    </style:style>
    <style:style style:name="T1" style:family="text">
      <style:text-properties fo:language="en" fo:country="AU" style:language-asian="en" style:country-asian="AU"/>
    </style:style>
    <style:style style:name="T2" style:family="text">
      <style:text-properties style:font-size-complex="11pt"/>
    </style:style>
    <style:style style:name="T3" style:family="text">
      <style:text-properties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rt 1</text:p>
      <text:p text:style-name="subhead">A Sample Document</text:p>
      <text:p text:style-name="epigraph">Lorem ipsum dolor</text:p>
      <text:p text:style-name="source">Anon</text:p>
      <text:p text:style-name="chapter">Chapter 1</text:p>
      <text:p text:style-name="subhead">The Rise and Fall of X</text:p>
      <text:p text:style-name="epigraph">epigraph</text:p>
      <text:p text:style-name="source">source</text:p>
      <text:p text:style-name="Standard">Normal. Lorem ipsum dolor sit amet, consectetur adipisicing elit, sed do eiusmod tempor incididunt ut labore et dolore magna aliqua. Ut enim ad minim veniam, quis nostrud exercitation ullamco laboris nisi ut aliquip ex ea commodo consequat. Duis aute.</text:p>
      <text:p text:style-name="P7">A) List item </text:p>
      <text:p text:style-name="P7">B) List item 2</text:p>
      <text:p text:style-name="P7">C) List item 3</text:p>
      <text:p text:style-name="Standard"><text:span text:style-name="T1">Normal. Suspendisse tempor fringilla lorem nec eleifend. Quisque pellentesque tempor erat, ac egestas felis ullamcorper at. Nullam non arcu eros, nec porttitor enim. Fusce dui mi, lacinia non molestie vitae, volutpat at sem. Quisque pulvinar porta iaculis. In hac habitasse platea dictumst. Nulla facilisis leo quis neque blandit ut vulputate:</text:span></text:p>
      <text:p text:style-name="P5"><text:span text:style-name="T1">Block. Nunc semper blandit vestibulum. Vivamus quis sapien massa. Cras lacinia fringilla risus, at sollicitudin mi rhoncus ut. Praesent imperdiet, nunc at lobortis euismod, libero metus porttitor nulla, vel tincidunt felis magna eget risus. Donec pretium lectus vitae eros porta interdum tincidunt elit sollicitudin. Etiam et turpis urna. Nunc vestibulum nisi ut lacus mollis nec mollis mi hendrerit. Cras sagittis, ligula quis tempor venenatis, mauris lacus pellentesque mauris, eu consectetur mauris risus ac </text:span><text:span text:style-name="T2">neque</text:span><text:span text:style-name="T1">. Nulla facilisi. Vivamus at sem sit amet est molestie mattis.</text:span></text:p>
      <text:p text:style-name="P5"><text:span text:style-name="T1">Block. Aenean vulputate vulputate risus, at tincidunt sapien dictum id. Sed ligula at nisl pretium sagittis euismod eros euismod. Fusce nec mi nec diam scelerisque ornare. Sed imperdiet aliquet condimentum. Suspendisse quis suscipit nisl.</text:span></text:p>
      <text:p text:style-name="Standard"><text:span text:style-name="T1">Normal. Sed eu lectus a magna blandit consectetur et eu nisi. Etiam et massa quis massa facilisis gravida sit amet non leo. Phasellus lobortis tincidunt dui, eget vehicula pellentesque quis, feugiat eu dolor. Ut et erat odio, vel adipiscing urna.</text:span></text:p>
      <text:p text:style-name="P6">01 - Image 1.tif</text:p>
      <text:p text:style-name="caption">Caption to the image styled as image-ref above [[place so facing <text:s/>next paragraph]]</text:p>
      <text:p text:style-name="Standard"><text:span text:style-name="T1">Normal. Pellentesque gravida aliquet laoreet. Cras nec pretium velit. Vestibulum ut quam purus, vitae placerat urna. Suspendisse consequat venenatis nunc, non accumsan felis rhoncus sit amet. Nunc lobortis nulla nec tortor placerat vestibulum. </text:span><text:soft-page-break/><text:span text:style-name="T1">Integer hendrerit magna eu dui vestibulum semper. Donec commodo, libero nec placerat dapibus, diam nisl blandit enim, hendrerit placerat nibh velit quis ipsum. Cras id quam felis. Praesent porta felis vitae nulla dapibus blandit. Nulla facilisi.</text:span></text:p>
      <text:p text:style-name="P2">*</text:p>
      <text:p text:style-name="Standard"><text:span text:style-name="T1">Normal after asterisk-break. Vivamus varius adipiscing risus eu ultrices. Phasellus tempus bibendum orci eget luctus. Duis turpis libero, commodo in porttitor vitae, pharetra at enim. Praesent vehicula tincidunt ipsum. Nunc pharetra, odio at facilisis volutpat, sapien orci euismod lacus, ut mattis enim lorem eget nunc. Class aptent taciti sociosqu ad litora torquent per conubia nostra, per inceptos himenaeos. Vestibulum ac erat sed nisl condimentum ultrices vitae et est. Maecenas at orci justo. Fusce vitae sapien eu quam mattis elementum. Proin sapien lectus, egestas id condimentum ac, suscipit quis nunc.</text:span></text:p>
      <text:p text:style-name="P4">Section: More sample styles</text:p>
      <text:p text:style-name="Standard"><text:span text:style-name="T1">Normal. Maecenas lobortis magna sed diam egestas vel commodo mi molestie. Curabitur vulputate pulvinar leo sed pulvinar. Suspendisse aliquam rhoncus augue consectetur pellentesque. Nam vel nibh ut lacus consequat faucibus id in odio. Etiam volutpat, dui at consectetur feugiat, eros risus fringilla velit, at fringilla ante ipsum a leo. Morbi at mauris nec lorem semper eleifend. Morbi laoreet ipsum eget ligula porttitor aliquam pulvinar metus sollicitudin.</text:span></text:p>
      <text:p text:style-name="P8">Subsection: poetry</text:p>
      <text:p text:style-name="Standard">Normal<text:span text:style-name="T3">. </text:span>nisi ut aliquip ex ea commodo consequat. Duis aute irure dolor in reprehenderit in voluptate velit esse cillum dolore eu fugiat nulla pariatur. Excepteur sint occaecat cupidatat non proident, sunt in culpa qui officia deserunt mollit anim id est laborum.</text:p>
      <text:p text:style-name="P1">Poem. Hail, Muse! et cetera.—We left Juan sleeping,</text:p>
      <text:p text:style-name="P1">Pillow'd upon a fair and happy breast,</text:p>
      <text:p text:style-name="P1">And watch'd by eyes that never yet knew weeping,</text:p>
      <text:p text:style-name="P1">And loved by a young heart, too deeply blest</text:p>
      <text:p text:style-name="P1">To feel the poison through her spirit creeping,</text:p>
      <text:p text:style-name="P1">Or know who rested there, a foe to rest,</text:p>
      <text:p text:style-name="P1">Had soil'd the current of her sinless years,</text:p>
      <text:p text:style-name="P1">And turn'd her pure heart's purest blood to tears!</text:p>
      <text:p text:style-name="P1"/>
      <text:p text:style-name="P1">Poem. O, Love! what is it in this world of ours</text:p>
      <text:p text:style-name="P1">Which makes it fatal to be loved? Ah, why</text:p>
      <text:p text:style-name="P1">With cypress branches hast thou Wreathed thy bowers,</text:p>
      <text:p text:style-name="P1">And made thy best interpreter a sigh?</text:p>
      <text:p text:style-name="Standard"><text:soft-page-break/>Normal.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
      <text:p text:style-name="Standard">Normal after a single line break. <text:a xlink:type="simple" xlink:href="http://test.com/" text:style-name="Internet_20_link" text:visited-style-name="Visited_20_Internet_20_Link"><text:span text:style-name="href">http://test.com</text:span></text:a>. <text:span text:style-name="smallcaps">Smallcaps</text:span>. <text:span text:style-name="T3">Italics do not use a character style</text:span>. Bold and underline should not be 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7cm" style:auto-text-indent="false"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1.693cm" fo:margin-bottom="0.423cm" loext:contextual-spacing="false" fo:text-align="center" style:justify-single-word="false" fo:keep-together="always" fo:text-indent="0cm" style:auto-text-indent="false" fo:break-before="page" fo:keep-with-next="always"/>
      <style:text-properties fo:color="#0f243e"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1.693cm" fo:margin-bottom="1.058cm" loext:contextual-spacing="true" fo:text-align="center" style:justify-single-word="false" fo:keep-together="always" fo:text-indent="0cm" style:auto-text-indent="false" fo:keep-with-next="always"/>
      <style:text-properties fo:color="#17365d" style:font-name="Calibri" fo:font-family="Calibri"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libri" fo:font-family="Calibri"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423cm" loext:contextual-spacing="false" fo:keep-together="always" fo:keep-with-next="always"/>
      <style:text-properties fo:color="#4f81bd" style:font-name="Calibri" fo:font-family="Calibri"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epigraph" style:family="paragraph" style:parent-style-name="Standard" style:next-style-name="Standard">
      <style:paragraph-properties fo:margin-left="0cm" fo:margin-right="0cm" fo:margin-top="0cm" fo:margin-bottom="0.212cm" loext:contextual-spacing="false" fo:text-align="center" style:justify-single-word="false" fo:hyphenation-ladder-count="no-limit" fo:text-indent="0cm" style:auto-text-indent="false"/>
      <style:text-properties fo:font-size="11pt" style:font-size-asian="11pt" fo:hyphenate="false" fo:hyphenation-remain-char-count="2" fo:hyphenation-push-char-count="2"/>
    </style:style>
    <style:style style:name="poem" style:family="paragraph" style:parent-style-name="Standard">
      <style:paragraph-properties fo:margin-left="1cm" fo:margin-right="0cm" fo:margin-top="0.176cm" fo:margin-bottom="0.176cm" loext:contextual-spacing="true" fo:text-align="start" style:justify-single-word="false" fo:text-indent="0cm" style:auto-text-indent="false"/>
      <style:text-properties style:font-size-complex="10pt" style:font-style-complex="italic" style:font-weight-complex="bold"/>
    </style:style>
    <style:style style:name="source" style:family="paragraph" style:parent-style-name="Standard" style:next-style-name="Standard">
      <style:paragraph-properties fo:margin-top="0.212cm" fo:margin-bottom="0.847cm" loext:contextual-spacing="false" fo:text-align="end" style:justify-single-word="false"/>
    </style:style>
    <style:style style:name="subhead" style:family="paragraph" style:parent-style-name="Standard" style:next-style-name="Standard">
      <style:paragraph-properties fo:margin-left="0cm" fo:margin-right="0cm" fo:margin-top="0.423cm" fo:margin-bottom="0.847cm" loext:contextual-spacing="true" fo:text-align="center" style:justify-single-word="false" fo:text-indent="0cm" style:auto-text-indent="false"/>
      <style:text-properties fo:color="#4a442a" fo:font-size="14pt" style:font-size-asian="14pt"/>
    </style:style>
    <style:style style:name="asterisk-break" style:family="paragraph" style:parent-style-name="Standard" style:next-style-name="Standard">
      <style:paragraph-properties fo:margin-left="0cm" fo:margin-right="0cm" fo:text-align="center" style:justify-single-word="false" fo:text-indent="0cm" style:auto-text-indent="false"/>
    </style:style>
    <style:style style:name="chapter" style:family="paragraph" style:parent-style-name="Heading_20_3" style:next-style-name="Standard" style:default-outline-level="" style:list-style-name="">
      <style:paragraph-properties fo:margin-left="0cm" fo:margin-right="0cm" fo:text-align="center" style:justify-single-word="false" fo:text-indent="0cm" style:auto-text-indent="false" fo:break-before="page"/>
      <style:text-properties fo:color="#984806" fo:font-size="16pt" fo:font-weight="normal" style:font-size-asian="16pt" style:font-weight-asian="normal"/>
    </style:style>
    <style:style style:name="part" style:family="paragraph" style:parent-style-name="Heading_20_2" style:next-style-name="Standard" style:default-outline-level="" style:list-style-name="">
      <style:paragraph-properties fo:break-before="page"/>
      <style:text-properties fo:font-size="20pt" fo:font-weight="normal" style:font-size-asian="20pt" style:font-weight-asian="normal"/>
    </style:style>
    <style:style style:name="section" style:family="paragraph" style:parent-style-name="Heading_20_4" style:next-style-name="Standard" style:default-outline-level="" style:list-style-name="">
      <style:paragraph-properties fo:margin-left="0cm" fo:margin-right="0cm" fo:margin-top="1.482cm" fo:margin-bottom="0.847cm" loext:contextual-spacing="false" fo:text-align="start" style:justify-single-word="false" fo:text-indent="0cm" style:auto-text-indent="false"/>
      <style:text-properties fo:font-size="14pt" fo:font-style="normal" fo:font-weight="normal" style:font-size-asian="14pt" style:font-style-asian="normal" style:font-weight-asian="normal"/>
    </style:style>
    <style:style style:name="block" style:family="paragraph" style:parent-style-name="Standard">
      <style:paragraph-properties fo:margin-left="0.7cm" fo:margin-right="0cm" fo:margin-top="0.176cm" fo:margin-bottom="0.176cm" loext:contextual-spacing="true" fo:text-indent="0.7cm" style:auto-text-indent="false"/>
    </style:style>
    <style:style style:name="image-ref" style:family="paragraph" style:parent-style-name="Standard" style:next-style-name="Standard">
      <style:paragraph-properties fo:margin-left="0cm" fo:margin-right="0cm" fo:margin-top="0cm" fo:margin-bottom="0cm" loext:contextual-spacing="true" fo:text-align="center" style:justify-single-word="false" fo:text-indent="0cm" style:auto-text-indent="false"/>
    </style:style>
    <style:style style:name="caption" style:family="paragraph" style:parent-style-name="image-ref" style:next-style-name="Standard">
      <style:paragraph-properties fo:margin-top="0.423cm" fo:margin-bottom="0.423cm" loext:contextual-spacing="true"/>
    </style:style>
    <style:style style:name="list" style:family="paragraph" style:parent-style-name="Standard">
      <style:paragraph-properties fo:margin-left="1.401cm" fo:margin-right="0cm" fo:text-align="start" style:justify-single-word="false" fo:text-indent="0cm" style:auto-text-indent="false"/>
    </style:style>
    <style:style style:name="Normal_20__28_Web_29_" style:display-name="Normal (Web)" style:family="paragraph" style:parent-style-name="Standard">
      <style:paragraph-properties fo:margin-left="0cm" fo:margin-right="0cm" fo:margin-top="0.494cm" fo:margin-bottom="0.494cm" loext:contextual-spacing="false" fo:text-align="start" style:justify-single-word="false" fo:text-indent="0cm" style:auto-text-indent="false"/>
      <style:text-properties fo:language="en" fo:country="AU"/>
    </style:style>
    <style:style style:name="subsection" style:family="paragraph" style:parent-style-name="section" style:next-style-name="Standard">
      <style:paragraph-properties fo:text-align="start" style:justify-single-word="false"/>
      <style:text-properties fo:color="#262626"/>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243e" style:font-name="Calibri" fo:font-family="Calibri" style:font-pitch="variable" fo:font-size="16pt" fo:language="en" fo:country="GB"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parent-style-name="Default_20_Paragraph_20_Font">
      <style:text-properties fo:color="#17365d" style:font-name="Calibri" fo:font-family="Calibri" style:font-pitch="variable" fo:font-size="13pt" fo:language="en" fo:country="GB"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parent-style-name="Default_20_Paragraph_20_Font">
      <style:text-properties fo:color="#4f81bd" style:font-name="Calibri" fo:font-family="Calibri"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smallcaps" style:family="text" style:parent-style-name="Default_20_Paragraph_20_Font">
      <style:text-properties fo:font-variant="small-caps"/>
    </style:style>
    <style:style style:name="Heading_20_3_20_Char" style:display-name="Heading 3 Char" style:family="text" style:parent-style-name="Default_20_Paragraph_20_Font">
      <style:text-properties fo:color="#4f81bd" style:font-name="Calibri" fo:font-family="Calibri" style:font-pitch="variable" fo:language="en" fo:country="GB"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chapter_20_Char" style:display-name="chapter Char" style:family="text" style:parent-style-name="Heading_20_3_20_Char">
      <style:text-properties fo:color="#984806" fo:font-size="16pt" style:font-size-asian="16pt" style:font-size-complex="12pt" style:font-weight-complex="bold"/>
    </style:style>
    <style:style style:name="part_20_Char" style:display-name="part Char" style:family="text" style:parent-style-name="Heading_20_2_20_Char">
      <style:text-properties fo:color="#000080" fo:font-size="20pt" style:font-size-asian="20pt" style:font-weight-complex="bold"/>
    </style:style>
    <style:style style:name="section_20_Char" style:display-name="section Char" style:family="text" style:parent-style-name="Heading_20_4_20_Char">
      <style:text-properties fo:color="#808080" fo:font-size="14pt" style:font-size-asian="14pt" style:font-size-complex="12pt" style:font-style-complex="italic" style:font-weight-complex="bold"/>
    </style:style>
    <style:style style:name="source_20_Char" style:display-name="source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ubsection_20_Char" style:display-name="subsection Char" style:family="text" style:parent-style-name="section_20_Char">
      <style:text-properties fo:color="#262626"/>
    </style:style>
    <style:style style:name="href" style:family="text" style:parent-style-name="Default_20_Paragraph_20_Font">
      <style:text-properties fo:color="#660066"/>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meta:initial-creator>
    <meta:creation-date>2015-08-03T12:49:57.122440519</meta:creation-date>
    <dc:creator>Alex Billington</dc:creator>
    <dc:date>2012-10-18T18:02:00</dc:date>
    <meta:editing-cycles>17</meta:editing-cycles>
    <meta:editing-duration>PT30M</meta:editing-duration>
    <meta:generator>LibreOffice/4.4.2.2$Linux_X86_64 LibreOffice_project/40m0$Build-2</meta:generator>
    <meta:document-statistic meta:table-count="0" meta:image-count="0" meta:object-count="0" meta:page-count="4" meta:paragraph-count="39" meta:word-count="761" meta:character-count="4882" meta:non-whitespace-character-count="4159"/>
  </office:meta>
</office:document-meta>
</file>